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826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2" style:family="table-cell" style:parent-style-name="Default">
      <style:text-properties fo:color="#007826" fo:font-style="italic" style:font-style-asian="italic" style:font-style-complex="itali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13" table:number-columns-repeated="2"/>
          <table:table-cell table:number-columns-repeated="2"/>
          <table:table-cell table:style-name="ce13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9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scot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Lowest error (fits the RC)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6" calcext:value-type="float">
            <text:p>19.0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4" calcext:value-type="float">
            <text:p>19.0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8/5</text:p>
          </table:table-cell>
          <table:table-cell table:style-name="ce3" office:value-type="string" calcext:value-type="string">
            <text:p>B134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knuth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18.96" calcext:value-type="float">
            <text:p>18.96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table:number-columns-repeated="2"/>
          <table:table-cell table:style-name="ce14" table:number-columns-repeated="1006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8" calcext:value-type="float">
            <text:p>18.98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6" calcext:value-type="float">
            <text:p>18.96</text:p>
          </table:table-cell>
          <table:table-cell table:style-name="ce11" office:value-type="float" office:value="7.85" calcext:value-type="float">
            <text:p>7.8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2" calcext:value-type="float">
            <text:p>18.92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5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office:value-type="float" office:value="18.98" calcext:value-type="float">
            <text:p>18.98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88" calcext:value-type="float">
            <text:p>18.88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7" table:number-columns-repeated="14"/>
          <table:table-cell table:style-name="ce12" table:number-columns-repeated="2"/>
          <table:table-cell table:style-name="ce7" table:number-columns-repeated="2"/>
          <table:table-cell table:style-name="ce12" table:number-columns-repeated="1006"/>
        </table:table-row>
        <table:table-row table:style-name="ro1" table:number-rows-repeated="12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8" table:number-columns-repeated="18"/>
          <table:table-cell table:style-name="ce17" table:number-columns-repeated="100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09:17:30.8268425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10-08T10:42:43.446561758</dc:date>
    <meta:editing-duration>P1DT8H39M37S</meta:editing-duration>
    <meta:editing-cycles>46</meta:editing-cycles>
    <meta:generator>LibreOffice/5.0.2.2$Linux_X86_64 LibreOffice_project/00m0$Build-2</meta:generator>
    <meta:document-statistic meta:table-count="1" meta:cell-count="893" meta:object-count="0"/>
  </office:meta>
</office:document-meta>
</file>